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7147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7147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7147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7147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7147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7147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7147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7147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7147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7147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7147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7147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7147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7147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7147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7147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7147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Javier  José Duarte Barrios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1/2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20138939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Rommy Javier Duarte Clociel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563492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35.02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7" meta:non-whitespace-character-count="998"/>
    <meta:template xlink:type="simple" xlink:actuate="onRequest" xlink:title="Normal" xlink:href=""/>
  </office:meta>
</office:document-meta>
</file>